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Roboto, 'Helvetica Neue', Arial, sans-serif, 'Apple Color Emoji', 'Segoe UI', 'Segoe UI Emoji', 'Segoe UI Symbol', 'Meiryo U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d949b" officeooo:paragraph-rsid="000d949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c39" officeooo:paragraph-rsid="000d8c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d8c39"/>
    </style:style>
    <style:style style:name="P4" style:family="paragraph" style:parent-style-name="Standard">
      <style:paragraph-properties fo:text-align="start" style:justify-single-word="false"/>
      <style:text-properties officeooo:rsid="000d949b" officeooo:paragraph-rsid="000d949b"/>
    </style:style>
    <style:style style:name="P5" style:family="paragraph" style:parent-style-name="Standard">
      <style:paragraph-properties fo:text-align="start" style:justify-single-word="false"/>
      <style:text-properties officeooo:rsid="000d949b" officeooo:paragraph-rsid="00127e95"/>
    </style:style>
    <style:style style:name="P6" style:family="paragraph" style:parent-style-name="Standard">
      <style:paragraph-properties fo:text-align="start" style:justify-single-word="false"/>
      <style:text-properties officeooo:rsid="00116004" officeooo:paragraph-rsid="00116004"/>
    </style:style>
    <style:style style:name="P7" style:family="paragraph" style:parent-style-name="Standard">
      <style:paragraph-properties fo:text-align="start" style:justify-single-word="false"/>
      <style:text-properties officeooo:rsid="00127e95" officeooo:paragraph-rsid="00127e95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paragraph-rsid="000d8c39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rsid="000d949b" officeooo:paragraph-rsid="000d949b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rsid="000d949b" officeooo:paragraph-rsid="00116004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rsid="000d949b" officeooo:paragraph-rsid="00127e95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rsid="00116004" officeooo:paragraph-rsid="00116004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normal" officeooo:rsid="00127e95" officeooo:paragraph-rsid="00127e95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444444" style:font-name="apple-system" fo:font-size="10.5pt" fo:letter-spacing="normal" fo:font-style="normal" fo:font-weight="bold" officeooo:rsid="000d949b" officeooo:paragraph-rsid="000d949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444444" style:font-name="apple-system" fo:font-size="10.5pt" fo:letter-spacing="normal" fo:font-style="normal" fo:font-weight="bold" officeooo:rsid="00169bc5" officeooo:paragraph-rsid="00169bc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d949b" officeooo:paragraph-rsid="00169bc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c3d4c" officeooo:paragraph-rsid="001c3d4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c3d4c" officeooo:paragraph-rsid="001c3d4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3eec" officeooo:paragraph-rsid="001d3ee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3eec" officeooo:paragraph-rsid="001d3ee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d3eec" officeooo:paragraph-rsid="001d3ee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444444" style:font-name="apple-system" fo:font-size="10.5pt" fo:letter-spacing="normal" fo:font-style="normal"/>
    </style:style>
    <style:style style:name="T2" style:family="text">
      <style:text-properties fo:font-variant="normal" fo:text-transform="none" fo:color="#444444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444444" style:font-name="apple-system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apple-system" fo:font-size="10.5pt" fo:letter-spacing="normal" fo:font-style="normal" fo:font-weight="normal" officeooo:rsid="000f20fb" style:font-weight-asian="normal" style:font-weight-complex="normal"/>
    </style:style>
    <style:style style:name="T5" style:family="text">
      <style:text-properties fo:font-variant="normal" fo:text-transform="none" fo:color="#444444" style:font-name="apple-system" fo:font-size="10.5pt" fo:letter-spacing="normal" fo:font-style="normal" fo:font-weight="normal" officeooo:rsid="00169bc5"/>
    </style:style>
    <style:style style:name="T6" style:family="text">
      <style:text-properties fo:font-variant="normal" fo:text-transform="none" fo:color="#444444" style:font-name="apple-system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apple-system" fo:font-size="10.5pt" fo:letter-spacing="normal" fo:font-style="normal" officeooo:rsid="001d3eec"/>
    </style:style>
    <style:style style:name="T8" style:family="text">
      <style:text-properties fo:font-variant="normal" fo:text-transform="none" fo:color="#444444" style:font-name="apple-system" fo:letter-spacing="normal" fo:font-style="normal"/>
    </style:style>
    <style:style style:name="T9" style:family="text">
      <style:text-properties fo:font-variant="normal" fo:text-transform="none" fo:color="#444444" style:font-name="apple-system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444444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444444" style:text-line-through-style="none" style:text-line-through-type="none" style:font-name="apple-system" fo:font-size="10.5pt" fo:letter-spacing="normal" fo:font-style="normal" style:text-underline-style="none" fo:font-weight="normal" officeooo:rsid="00127e95" style:text-blinking="false" loext:padding="0cm" loext:border="none"/>
    </style:style>
    <style:style style:name="T12" style:family="text">
      <style:text-properties fo:font-variant="normal" fo:text-transform="none" fo:color="#006db0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006db0" style:text-line-through-style="none" style:text-line-through-type="none" style:font-name="apple-system" fo:font-size="10.5pt" fo:letter-spacing="normal" fo:font-style="normal" style:text-underline-style="none" fo:font-weight="normal" officeooo:rsid="00116004" style:text-blinking="false" loext:padding="0cm" loext:border="none"/>
    </style:style>
    <style:style style:name="T14" style:family="text">
      <style:text-properties fo:font-variant="normal" fo:text-transform="none" fo:color="#008ce3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style:text-underline-style="none" fo:font-weight="normal" officeooo:rsid="000d8c3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L</text:p>
      <text:p text:style-name="P2"/>
      <text:p text:style-name="P3"><text:span text:style-name="T15">Curl command : </text:span><text:span text:style-name="T2">curl -s </text:span><text:a xlink:type="simple" xlink:href="http://127.0.0.1/-k-r-e-a-t-i-o-/purge" text:style-name="Internet_20_link" text:visited-style-name="Visited_20_Internet_20_Link"><text:span text:style-name="T12">http://127.0.0.1/-k-r-e-a-t-i-o-/purge</text:span></text:a><text:span text:style-name="T10"> </text:span><text:span text:style-name="T2">-H "</text:span><text:a xlink:type="simple" xlink:href="host:www.grehlakshmi.com" office:target-frame-name="_blank" xlink:show="new" text:style-name="Internet_20_link" text:visited-style-name="Visited_20_Internet_20_Link">Host:</text:a><text:a xlink:type="simple" xlink:href="http://www.grehlakshmi.com/" text:style-name="Internet_20_link" text:visited-style-name="Visited_20_Internet_20_Link">www.grehlakshmi.com</text:a><text:span text:style-name="T2">"</text:span></text:p>
      <text:p text:style-name="P8"/>
      <text:p text:style-name="P14"/>
      <text:p text:style-name="P14">Step 1 : login to the server</text:p>
      <text:p text:style-name="P14"/>
      <text:p text:style-name="P14">Step 2 : go to below path</text:p>
      <text:p text:style-name="P14"><text:tab/></text:p>
      <text:p text:style-name="P1"><text:span text:style-name="T7">(A)</text:span><text:span text:style-name="T1">for Non- Docker : <text:s/></text:span><text:span text:style-name="T3">/home/ruby/CMS/WPS</text:span><text:span text:style-name="T4"> </text:span></text:p>
      <text:p text:style-name="P14"/>
      <text:p text:style-name="P14">Removing cache for home page: </text:p>
      <text:p text:style-name="P9"/>
      <text:p text:style-name="P4"><text:span text:style-name="T2">curl -s </text:span><text:a xlink:type="simple" xlink:href="http://127.0.0.1/-k-r-e-a-t-i-o-/purge" text:style-name="Internet_20_link" text:visited-style-name="Visited_20_Internet_20_Link"><text:span text:style-name="T12">http://127.0.0.1/-k-r-e-a-t-i-o-/purge</text:span></text:a><text:span text:style-name="T10"> </text:span><text:span text:style-name="T2">-H "</text:span><text:a xlink:type="simple" xlink:href="host:www.grehlakshmi.com" office:target-frame-name="_blank" xlink:show="new" text:style-name="Internet_20_link" text:visited-style-name="Visited_20_Internet_20_Link">Host:</text:a><text:a xlink:type="simple" xlink:href="http://www.grehlakshmi.com/" text:style-name="Internet_20_link" text:visited-style-name="Visited_20_Internet_20_Link">www.grehlakshmi.com</text:a><text:span text:style-name="T2">"</text:span></text:p>
      <text:p text:style-name="P9"/>
      <text:p text:style-name="P9"/>
      <text:p text:style-name="P6"><text:span text:style-name="T6">Removing cache for Article page :</text:span><text:span text:style-name="T2"> </text:span></text:p>
      <text:p text:style-name="P12"/>
      <text:p text:style-name="P13">http://www.autocarpro.in/news-national/india-vehicle-sales-november-demo-hit-ago-base-27434</text:p>
      <text:p text:style-name="P10"/>
      <text:p text:style-name="P7"><text:span text:style-name="T2">Host Name : <text:s/></text:span><text:a xlink:type="simple" xlink:href="http://www.autocarpro.in/" text:style-name="Internet_20_link" text:visited-style-name="Visited_20_Internet_20_Link">www.autocarpro.in</text:a></text:p>
      <text:p text:style-name="P13"/>
      <text:p text:style-name="P13">Article URL : /news-national/india-vehicle-sales-november-demo-hit-ago-base-27434</text:p>
      <text:p text:style-name="P10"/>
      <text:p text:style-name="P10"/>
      <text:p text:style-name="P5"><text:span text:style-name="T2">curl -s </text:span><text:a xlink:type="simple" xlink:href="http://127.0.0.1/-k-r-e-a-t-i-o-/purge" text:style-name="Internet_20_link" text:visited-style-name="Visited_20_Internet_20_Link"><text:span text:style-name="T12">http://127.0.0.1/-k-r-e-a-t-i-o-/purge</text:span></text:a><text:span text:style-name="T13">/news-national/india-vehicle-sales-november-demo-hit-ago-base-27434</text:span><text:span text:style-name="T10"> </text:span><text:span text:style-name="T2">-H "</text:span><text:a xlink:type="simple" xlink:href="host:www.grehlakshmi.com" office:target-frame-name="_blank" xlink:show="new" text:style-name="Internet_20_link" text:visited-style-name="Visited_20_Internet_20_Link"><text:span text:style-name="T14">Host:</text:span></text:a><text:a xlink:type="simple" xlink:href="http://www.autocarpro.in/" text:style-name="Internet_20_link" text:visited-style-name="Visited_20_Internet_20_Link"><text:span text:style-name="T11">www.autocarpro.in</text:span></text:a><text:span text:style-name="T2">"</text:span></text:p>
      <text:p text:style-name="P11"/>
      <text:p text:style-name="P15">or</text:p>
      <text:p text:style-name="P15"/>
      <text:p text:style-name="P16"><text:span text:style-name="T2">curl -</text:span><text:span text:style-name="T5">k</text:span><text:span text:style-name="T2"> </text:span><text:a xlink:type="simple" xlink:href="http://127.0.0.1/-k-r-e-a-t-i-o-/purge" text:style-name="Internet_20_link" text:visited-style-name="Visited_20_Internet_20_Link"><text:span text:style-name="T12">http://127.0.0.1/-k-r-e-a-t-i-o-/purge</text:span></text:a><text:span text:style-name="T13">/news-national/india-vehicle-sales-november-demo-hit-ago-base-27434</text:span><text:span text:style-name="T10"> </text:span><text:span text:style-name="T2">-H "</text:span><text:a xlink:type="simple" xlink:href="host:www.grehlakshmi.com" office:target-frame-name="_blank" xlink:show="new" text:style-name="Internet_20_link" text:visited-style-name="Visited_20_Internet_20_Link"><text:span text:style-name="T14">Host:</text:span></text:a><text:a xlink:type="simple" xlink:href="http://www.autocarpro.in/" text:style-name="Internet_20_link" text:visited-style-name="Visited_20_Internet_20_Link"><text:span text:style-name="T11">www.autocarpro.in</text:span></text:a><text:span text:style-name="T2">"</text:span></text:p>
      <text:p text:style-name="P16"><text:span text:style-name="T2"/></text:p>
      <text:p text:style-name="P17"><text:span text:style-name="T7">(B)</text:span><text:span text:style-name="T1">For Docker : </text:span></text:p>
      <text:p text:style-name="P17"><text:span text:style-name="T1"/></text:p>
      <text:p text:style-name="P18"><text:span text:style-name="T1">$ sudo docker ps -a</text:span></text:p>
      <text:p text:style-name="P18"><text:span text:style-name="T1"/></text:p>
      <text:p text:style-name="P18"><text:span text:style-name="T1">enter into admin/nginx </text:span></text:p>
      <text:p text:style-name="P18"><text:span text:style-name="T1"/></text:p>
      <text:p text:style-name="P18"><text:span text:style-name="T1">$sudo docker exec -it admin/nginx /bin/bash</text:span></text:p>
      <text:p text:style-name="P18"><text:span text:style-name="T1"/></text:p>
      <text:p text:style-name="P20"><text:span text:style-name="T8">For Home Page</text:span></text:p>
      <text:p text:style-name="P19"><text:span text:style-name="T1"/></text:p>
      <text:p text:style-name="P19"><text:span text:style-name="T1"># curl -s http://127.0.0.1/-k-r-e-a-t-i-o-/purge/ -H "Host:</text:span><text:a xlink:type="simple" xlink:href="http://www.mining-journal.com/" text:style-name="Internet_20_link" text:visited-style-name="Visited_20_Internet_20_Link"><text:span text:style-name="T6">www.mining-journal.com</text:span></text:a><text:span text:style-name="T1">"</text:span></text:p>
      <text:p text:style-name="P19"><text:span text:style-name="T6"/></text:p>
      <text:p text:style-name="P21"><text:span text:style-name="T9">For Category</text:span></text:p>
      <text:p text:style-name="P19"><text:span text:style-name="T1"/></text:p>
      <text:p text:style-name="P19"><text:span text:style-name="T1"># curl -s http://127.0.0.1/-k-r-e-a-t-i-o-/purge/</text:span><text:span text:style-name="T6">exploration-development</text:span><text:span text:style-name="T1"> -H "Host:</text:span><text:a xlink:type="simple" xlink:href="http://www.mining-journal.com/" text:style-name="Internet_20_link" text:visited-style-name="Visited_20_Internet_20_Link">www.mining-journal.com</text:a><text:span text:style-name="T1">"</text:span></text:p>
      <text:p text:style-name="P19"><text:span text:style-name="T1"/></text:p>
      <text:p text:style-name="P20"><text:span text:style-name="T8">For Article page</text:span></text:p>
      <text:p text:style-name="P19"><text:span text:style-name="T1"/></text:p>
      <text:p text:style-name="P19"><text:span text:style-name="T1"># curl -s http://127.0.0.1/-k-r-e-a-t-i-o-/purge/</text:span><text:span text:style-name="T6">leadership/news/1309598/rio-tinto-chairman-plan</text:span><text:span text:style-name="T1"> -H "Host:</text:span><text:a xlink:type="simple" xlink:href="http://www.mining-journal.com/" text:style-name="Internet_20_link" text:visited-style-name="Visited_20_Internet_20_Link">www.mining-journal.com</text:a><text:span text:style-name="T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Roboto, 'Helvetica Neue', Arial, sans-serif, 'Apple Color Emoji', 'Segoe UI', 'Segoe UI Emoji', 'Segoe UI Symbol', 'Meiryo U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36:21.995358657</meta:creation-date>
    <dc:date>2017-12-14T15:06:55.626432621</dc:date>
    <meta:editing-duration>PT21M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07" meta:character-count="1274" meta:non-whitespace-character-count="1183"/>
  </office:meta>
</office:document-meta>
</file>